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38cm" fo:min-width="2.0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32cm" fo:min-width="1.934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5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48cm" fo:min-width="0.39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c1c1c" draw:marker-start="" draw:marker-start-width="0.4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="" draw:marker-start-width="0.4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="" draw:marker-start-width="0.4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="" draw:marker-start-width="0.459cm" draw:marker-end="Arrowheads_20_18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="" draw:marker-start-width="0.459cm" draw:marker-end="Arrowheads_20_24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0000" draw:marker-start="" draw:marker-start-width="0.459cm" draw:marker-end="Arrowheads_20_26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Arrowheads_20_28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00" draw:marker-start-width="0.359cm" draw:marker-end="Arrowheads_20_30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font-size="28pt" style:font-size-asian="22pt" style:font-size-complex="22pt"/>
    </style:style>
    <style:style style:name="P6" style:family="paragraph">
      <loext:graphic-properties draw:fill="none" draw:fill-color="#ffffff"/>
      <style:text-properties fo:font-size="28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style:text-properties fo:color="#f10d0c" loext:opacity="100%"/>
    </style:style>
    <style:style style:name="P12" style:family="paragraph">
      <loext:graphic-properties draw:fill="none" draw:fill-color="#ffffff"/>
      <style:text-properties fo:color="#f10d0c" loext:opacity="100%"/>
    </style:style>
    <style:style style:name="P13" style:family="paragraph">
      <style:text-properties fo:color="#069a2e" loext:opacity="100%"/>
    </style:style>
    <style:style style:name="P14" style:family="paragraph">
      <loext:graphic-properties draw:fill="none" draw:fill-color="#ffffff"/>
      <style:text-properties fo:color="#069a2e" loext:opacity="100%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8d1d75" loext:opacity="100%"/>
    </style:style>
    <style:style style:name="P16" style:family="paragraph">
      <loext:graphic-properties draw:fill="none" draw:fill-color="#ffffff"/>
      <style:text-properties fo:color="#8d1d75" loext:opacity="100%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color="#2a6099" loext:opacity="100%"/>
    </style:style>
    <style:style style:name="P18" style:family="paragraph">
      <loext:graphic-properties draw:fill="none" draw:fill-color="#ffffff"/>
      <style:text-properties fo:color="#2a6099" loext:opacity="100%"/>
    </style:style>
    <style:style style:name="P19" style:family="paragraph">
      <style:text-properties fo:color="#ff972f" loext:opacity="100%"/>
    </style:style>
    <style:style style:name="P20" style:family="paragraph">
      <loext:graphic-properties draw:fill="none" draw:fill-color="#ffffff"/>
      <style:text-properties fo:color="#ff972f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22pt" style:font-weight-asian="bold" style:font-size-complex="22pt" style:font-weight-complex="bold"/>
    </style:style>
    <style:style style:name="T3" style:family="text">
      <style:text-properties style:font-name="Liberation Sans1" fo:font-size="26pt" fo:font-weight="bold" style:font-name-asian="Liberation Sans1" style:font-size-asian="26pt" style:font-weight-asian="bold" style:font-name-complex="Liberation Sans1" style:font-size-complex="26pt" style:font-weight-complex="bold"/>
    </style:style>
    <style:style style:name="T4" style:family="text">
      <style:text-properties fo:color="#f10d0c" loext:opacity="100%"/>
    </style:style>
    <style:style style:name="T5" style:family="text">
      <style:text-properties fo:color="#069a2e" loext:opacity="100%"/>
    </style:style>
    <style:style style:name="T6" style:family="text">
      <style:text-properties fo:color="#8d1d75" loext:opacity="100%"/>
    </style:style>
    <style:style style:name="T7" style:family="text">
      <style:text-properties fo:color="#2a6099" loext:opacity="100%"/>
    </style:style>
    <style:style style:name="T8" style:family="text">
      <style:text-properties fo:color="#ff972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11cm" svg:y1="2.667cm" svg:x2="5.138cm" svg:y2="2.667cm">
          <text:p/>
        </draw:line>
        <draw:custom-shape draw:style-name="gr2" draw:text-style-name="P2" xml:id="id1" draw:id="id1" draw:layer="layout" svg:width="2.54cm" svg:height="1.588cm" svg:x="5.1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54cm" svg:height="1.588cm" svg:x="10.8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16.33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22.132cm" svg:y="1.95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402cm" svg:y1="1.952cm" svg:x2="12.102cm" svg:y2="1.952cm" draw:start-shape="id1" draw:start-glue-point="0" draw:end-shape="id2" draw:end-glue-point="0" svg:d="M6402 1952c0-829 5700-829 5700 0" svg:viewBox="0 0 5701 623">
          <text:p/>
        </draw:connector>
        <draw:connector draw:style-name="gr4" draw:text-style-name="P1" draw:layer="layout" draw:type="curve" svg:x1="12.102cm" svg:y1="1.939cm" svg:x2="17.802cm" svg:y2="1.939cm" svg:d="M12102 1939c0-829 5700-829 5700 0" svg:viewBox="0 0 5701 623">
          <text:p/>
        </draw:connector>
        <draw:connector draw:style-name="gr4" draw:text-style-name="P1" draw:layer="layout" draw:type="curve" svg:x1="17.802cm" svg:y1="1.939cm" svg:x2="23.502cm" svg:y2="1.939cm" svg:d="M17802 1939c0-829 5700-829 5700 0" svg:viewBox="0 0 5701 623">
          <text:p/>
        </draw:connector>
        <draw:line draw:style-name="gr5" draw:text-style-name="P1" draw:layer="layout" svg:x1="6.377cm" svg:y1="3.592cm" svg:x2="6.377cm" svg:y2="4.862cm">
          <text:p/>
        </draw:line>
        <draw:custom-shape draw:style-name="gr6" draw:text-style-name="P2" xml:id="id3" draw:id="id3" draw:layer="layout" svg:width="1.27cm" svg:height="1.27cm" svg:x="5.715cm" svg:y="4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078cm" svg:y1="3.593cm" svg:x2="12.078cm" svg:y2="4.863cm">
          <text:p/>
        </draw:line>
        <draw:custom-shape draw:style-name="gr7" draw:text-style-name="P2" xml:id="id5" draw:id="id5" draw:layer="layout" svg:width="1.27cm" svg:height="1.27cm" svg:x="11.4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578cm" svg:y1="3.593cm" svg:x2="17.578cm" svg:y2="4.863cm">
          <text:p/>
        </draw:line>
        <draw:custom-shape draw:style-name="gr7" draw:text-style-name="P2" xml:id="id6" draw:id="id6" draw:layer="layout" svg:width="1.27cm" svg:height="1.27cm" svg:x="16.9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3.478cm" svg:y1="3.593cm" svg:x2="23.478cm" svg:y2="4.863cm">
          <text:p/>
        </draw:line>
        <draw:custom-shape draw:style-name="gr7" draw:text-style-name="P2" xml:id="id8" draw:id="id8" draw:layer="layout" svg:width="1.27cm" svg:height="1.27cm" svg:x="22.816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" draw:id="id4" draw:layer="layout" svg:width="1.27cm" svg:height="1.27cm" svg:x="8.5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.27cm" svg:height="1.27cm" svg:x="19.916cm" svg:y="7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" draw:id="id9" draw:layer="layout" svg:width="1.27cm" svg:height="1.27cm" svg:x="14.01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6.35cm" svg:y1="6.132cm" svg:x2="8.516cm" svg:y2="7.898cm" draw:start-shape="id3" draw:start-glue-point="8" draw:end-shape="id4" draw:end-glue-point="6" svg:d="M6350 6132v1766h2166" svg:viewBox="0 0 2167 1767">
          <text:p/>
        </draw:connector>
        <draw:connector draw:style-name="gr9" draw:text-style-name="P1" draw:layer="layout" svg:x1="12.051cm" svg:y1="6.133cm" svg:x2="9.786cm" svg:y2="7.898cm" draw:start-shape="id5" draw:start-glue-point="8" draw:end-shape="id4" draw:end-glue-point="10" svg:d="M12051 6133v1765h-2265" svg:viewBox="0 0 2266 1766">
          <text:p/>
        </draw:connector>
        <draw:connector draw:style-name="gr10" draw:text-style-name="P1" draw:layer="layout" svg:x1="17.551cm" svg:y1="6.133cm" svg:x2="19.916cm" svg:y2="7.898cm" draw:start-shape="id6" draw:start-glue-point="8" draw:end-shape="id7" draw:end-glue-point="6" svg:d="M17551 6133v1765h2365" svg:viewBox="0 0 2366 1766">
          <text:p/>
        </draw:connector>
        <draw:connector draw:style-name="gr11" draw:text-style-name="P1" draw:layer="layout" svg:x1="23.451cm" svg:y1="6.133cm" svg:x2="21.186cm" svg:y2="7.898cm" draw:start-shape="id8" draw:start-glue-point="8" draw:end-shape="id7" draw:end-glue-point="10" svg:d="M23451 6133v1765h-2265" svg:viewBox="0 0 2266 1766">
          <text:p/>
        </draw:connector>
        <draw:connector draw:style-name="gr12" draw:text-style-name="P1" draw:layer="layout" svg:x1="9.151cm" svg:y1="8.533cm" svg:x2="14.016cm" svg:y2="9.498cm" draw:start-shape="id4" draw:start-glue-point="8" draw:end-shape="id9" draw:end-glue-point="6" svg:d="M9151 8533v965h4865" svg:viewBox="0 0 4866 966">
          <text:p/>
        </draw:connector>
        <draw:connector draw:style-name="gr13" draw:text-style-name="P1" draw:layer="layout" svg:x1="20.551cm" svg:y1="8.533cm" svg:x2="15.286cm" svg:y2="9.498cm" draw:start-shape="id7" draw:start-glue-point="8" draw:end-shape="id9" draw:end-glue-point="10" svg:d="M20551 8533v965h-5265" svg:viewBox="0 0 5266 966">
          <text:p/>
        </draw:connector>
        <draw:custom-shape draw:style-name="gr7" draw:text-style-name="P2" xml:id="id10" draw:id="id10" draw:layer="layout" svg:width="1.27cm" svg:height="1.27cm" svg:x="14.017cm" svg:y="11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4.651cm" svg:y1="10.133cm" svg:x2="14.652cm" svg:y2="11.964cm" draw:start-shape="id9" draw:start-glue-point="8" draw:end-shape="id10" draw:end-glue-point="4" svg:d="M14651 10133l1 1831" svg:viewBox="0 0 2 1832">
          <text:p/>
        </draw:connector>
        <draw:line draw:style-name="gr15" draw:text-style-name="P1" draw:layer="layout" svg:x1="14.656cm" svg:y1="13.217cm" svg:x2="14.656cm" svg:y2="14.868cm">
          <text:p/>
        </draw:line>
        <draw:frame draw:style-name="gr16" draw:text-style-name="P4" draw:layer="layout" svg:width="1.247cm" svg:height="0.962cm" svg:x="13.965cm" svg:y="12.165cm">
          <draw:text-box>
            <text:p text:style-name="P3"><text:span text:style-name="T1">&lt;&lt;</text:span></text:p>
          </draw:text-box>
        </draw:frame>
        <draw:frame draw:style-name="gr16" draw:text-style-name="P6" draw:layer="layout" svg:width="1.078cm" svg:height="1.352cm" svg:x="8.636cm" svg:y="7.235cm">
          <draw:text-box>
            <text:p text:style-name="P5"><text:span text:style-name="T2">+</text:span></text:p>
          </draw:text-box>
        </draw:frame>
        <draw:frame draw:style-name="gr16" draw:text-style-name="P6" draw:layer="layout" svg:width="1.078cm" svg:height="1.352cm" svg:x="20.036cm" svg:y="7.235cm">
          <draw:text-box>
            <text:p text:style-name="P5"><text:span text:style-name="T2">+</text:span></text:p>
          </draw:text-box>
        </draw:frame>
        <draw:frame draw:style-name="gr16" draw:text-style-name="P6" draw:layer="layout" svg:width="1.078cm" svg:height="1.352cm" svg:x="14.136cm" svg:y="8.835cm">
          <draw:text-box>
            <text:p text:style-name="P5"><text:span text:style-name="T2">+</text:span></text:p>
          </draw:text-box>
        </draw:frame>
        <draw:frame draw:style-name="gr16" draw:text-style-name="P7" draw:layer="layout" svg:width="1.04cm" svg:height="1.276cm" svg:x="5.842cm" svg:y="4.877cm">
          <draw:text-box>
            <text:p><text:span text:style-name="T3">×</text:span></text:p>
          </draw:text-box>
        </draw:frame>
        <draw:frame draw:style-name="gr16" draw:text-style-name="P7" draw:layer="layout" svg:width="1.04cm" svg:height="1.276cm" svg:x="11.542cm" svg:y="4.877cm">
          <draw:text-box>
            <text:p><text:span text:style-name="T3">×</text:span></text:p>
          </draw:text-box>
        </draw:frame>
        <draw:frame draw:style-name="gr16" draw:text-style-name="P7" draw:layer="layout" svg:width="1.04cm" svg:height="1.276cm" svg:x="17.042cm" svg:y="4.877cm">
          <draw:text-box>
            <text:p><text:span text:style-name="T3">×</text:span></text:p>
          </draw:text-box>
        </draw:frame>
        <draw:frame draw:style-name="gr16" draw:text-style-name="P7" draw:layer="layout" svg:width="1.04cm" svg:height="1.276cm" svg:x="22.942cm" svg:y="4.877cm">
          <draw:text-box>
            <text:p><text:span text:style-name="T3">×</text:span></text:p>
          </draw:text-box>
        </draw:frame>
        <draw:frame draw:style-name="gr16" draw:text-style-name="P4" draw:layer="layout" svg:width="1.806cm" svg:height="0.962cm" svg:x="5.564cm" svg:y="2.222cm">
          <draw:text-box>
            <text:p text:style-name="P3"><text:span text:style-name="T1">X[N]</text:span></text:p>
          </draw:text-box>
        </draw:frame>
        <draw:frame draw:style-name="gr16" draw:text-style-name="P4" draw:layer="layout" svg:width="2.369cm" svg:height="0.962cm" svg:x="10.964cm" svg:y="2.222cm">
          <draw:text-box>
            <text:p text:style-name="P3"><text:span text:style-name="T1">X[N-</text:span><text:span text:style-name="T1">1]</text:span></text:p>
          </draw:text-box>
        </draw:frame>
        <draw:frame draw:style-name="gr16" draw:text-style-name="P4" draw:layer="layout" svg:width="2.369cm" svg:height="0.962cm" svg:x="16.465cm" svg:y="2.222cm">
          <draw:text-box>
            <text:p text:style-name="P3"><text:span text:style-name="T1">X[N-</text:span><text:span text:style-name="T1">2]</text:span></text:p>
          </draw:text-box>
        </draw:frame>
        <draw:frame draw:style-name="gr16" draw:text-style-name="P4" draw:layer="layout" svg:width="2.369cm" svg:height="0.962cm" svg:x="22.265cm" svg:y="2.222cm">
          <draw:text-box>
            <text:p text:style-name="P3"><text:span text:style-name="T1">X[N-</text:span><text:span text:style-name="T1">3]</text:span></text:p>
          </draw:text-box>
        </draw:frame>
        <draw:frame draw:style-name="gr16" draw:text-style-name="P8" draw:layer="layout" svg:width="2.369cm" svg:height="0.962cm" svg:x="6.457cm" svg:y="6.475cm">
          <draw:text-box>
            <text:p>16 bits</text:p>
          </draw:text-box>
        </draw:frame>
        <draw:frame draw:style-name="gr16" draw:text-style-name="P8" draw:layer="layout" svg:width="2.369cm" svg:height="0.962cm" svg:x="12.157cm" svg:y="6.475cm">
          <draw:text-box>
            <text:p>16 bits</text:p>
          </draw:text-box>
        </draw:frame>
        <draw:frame draw:style-name="gr16" draw:text-style-name="P8" draw:layer="layout" svg:width="2.369cm" svg:height="0.962cm" svg:x="17.657cm" svg:y="6.475cm">
          <draw:text-box>
            <text:p>16 bits</text:p>
          </draw:text-box>
        </draw:frame>
        <draw:frame draw:style-name="gr16" draw:text-style-name="P8" draw:layer="layout" svg:width="2.369cm" svg:height="0.962cm" svg:x="23.557cm" svg:y="6.475cm">
          <draw:text-box>
            <text:p>16 bits</text:p>
          </draw:text-box>
        </draw:frame>
        <draw:frame draw:style-name="gr16" draw:text-style-name="P8" draw:layer="layout" svg:width="2.369cm" svg:height="0.962cm" svg:x="18.157cm" svg:y="9.675cm">
          <draw:text-box>
            <text:p>17 bits</text:p>
          </draw:text-box>
        </draw:frame>
        <draw:frame draw:style-name="gr16" draw:text-style-name="P8" draw:layer="layout" svg:width="2.369cm" svg:height="0.962cm" svg:x="9.158cm" svg:y="9.675cm">
          <draw:text-box>
            <text:p>17 bits</text:p>
          </draw:text-box>
        </draw:frame>
        <draw:frame draw:style-name="gr16" draw:text-style-name="P8" draw:layer="layout" svg:width="2.369cm" svg:height="0.962cm" svg:x="14.759cm" svg:y="10.475cm">
          <draw:text-box>
            <text:p>18 bits</text:p>
          </draw:text-box>
        </draw:frame>
        <draw:frame draw:style-name="gr16" draw:text-style-name="P8" draw:layer="layout" svg:width="2.369cm" svg:height="0.962cm" svg:x="14.76cm" svg:y="13.575cm">
          <draw:text-box>
            <text:p>10 bits</text:p>
          </draw:text-box>
        </draw:frame>
        <draw:frame draw:style-name="gr16" draw:text-style-name="P10" draw:layer="layout" svg:width="2.407cm" svg:height="0.962cm" svg:x="1.887cm" svg:y="1.587cm">
          <draw:text-box>
            <text:p text:style-name="P9">INPUT</text:p>
          </draw:text-box>
        </draw:frame>
        <draw:frame draw:style-name="gr16" draw:text-style-name="P10" draw:layer="layout" svg:width="3.114cm" svg:height="0.962cm" svg:x="13.188cm" svg:y="14.787cm">
          <draw:text-box>
            <text:p text:style-name="P9">OUTPUT</text:p>
          </draw:text-box>
        </draw:frame>
        <draw:frame draw:style-name="gr16" draw:text-style-name="P12" draw:layer="layout" svg:width="2.576cm" svg:height="0.962cm" svg:x="7.837cm" svg:y="0.335cm">
          <draw:text-box>
            <text:p text:style-name="P11"><text:span text:style-name="T4">p_input</text:span></text:p>
          </draw:text-box>
        </draw:frame>
        <draw:frame draw:style-name="gr16" draw:text-style-name="P12" draw:layer="layout" svg:width="2.576cm" svg:height="0.962cm" svg:x="13.637cm" svg:y="0.335cm">
          <draw:text-box>
            <text:p text:style-name="P11"><text:span text:style-name="T4">p_inp</text:span><text:span text:style-name="T4">ut</text:span></text:p>
          </draw:text-box>
        </draw:frame>
        <draw:frame draw:style-name="gr16" draw:text-style-name="P12" draw:layer="layout" svg:width="2.576cm" svg:height="0.962cm" svg:x="19.337cm" svg:y="0.335cm">
          <draw:text-box>
            <text:p text:style-name="P11"><text:span text:style-name="T4">p_inp</text:span><text:span text:style-name="T4">ut</text:span></text:p>
          </draw:text-box>
        </draw:frame>
        <draw:frame draw:style-name="gr16" draw:text-style-name="P12" draw:layer="layout" svg:width="2.576cm" svg:height="0.962cm" svg:x="1.737cm" svg:y="3.035cm">
          <draw:text-box>
            <text:p text:style-name="P11"><text:span text:style-name="T4">p_input</text:span></text:p>
          </draw:text-box>
        </draw:frame>
        <draw:frame draw:style-name="gr16" draw:text-style-name="P14" draw:layer="layout" svg:width="2.403cm" svg:height="0.962cm" svg:x="7.137cm" svg:y="5.035cm">
          <draw:text-box>
            <text:p text:style-name="P13"><text:span text:style-name="T5">p_mult</text:span></text:p>
          </draw:text-box>
        </draw:frame>
        <draw:frame draw:style-name="gr16" draw:text-style-name="P14" draw:layer="layout" svg:width="2.403cm" svg:height="0.962cm" svg:x="12.838cm" svg:y="5.035cm">
          <draw:text-box>
            <text:p text:style-name="P13"><text:span text:style-name="T5">p_mu</text:span><text:span text:style-name="T5">lt</text:span></text:p>
          </draw:text-box>
        </draw:frame>
        <draw:frame draw:style-name="gr16" draw:text-style-name="P14" draw:layer="layout" svg:width="2.403cm" svg:height="0.962cm" svg:x="18.239cm" svg:y="5.035cm">
          <draw:text-box>
            <text:p text:style-name="P13"><text:span text:style-name="T5">p_mu</text:span><text:span text:style-name="T5">lt</text:span></text:p>
          </draw:text-box>
        </draw:frame>
        <draw:frame draw:style-name="gr16" draw:text-style-name="P14" draw:layer="layout" svg:width="2.403cm" svg:height="0.962cm" svg:x="24.14cm" svg:y="5.035cm">
          <draw:text-box>
            <text:p text:style-name="P13"><text:span text:style-name="T5">p_mu</text:span><text:span text:style-name="T5">lt</text:span></text:p>
          </draw:text-box>
        </draw:frame>
        <draw:frame draw:style-name="gr16" draw:text-style-name="P16" draw:layer="layout" svg:width="3.457cm" svg:height="0.962cm" svg:x="5.538cm" svg:y="8.635cm">
          <draw:text-box>
            <text:p text:style-name="P15"><text:span text:style-name="T6">p_add_st0</text:span></text:p>
          </draw:text-box>
        </draw:frame>
        <draw:frame draw:style-name="gr16" draw:text-style-name="P16" draw:layer="layout" svg:width="3.457cm" svg:height="0.962cm" svg:x="20.739cm" svg:y="8.635cm">
          <draw:text-box>
            <text:p text:style-name="P15"><text:span text:style-name="T6">p_ad</text:span><text:span text:style-name="T6">d_st0</text:span></text:p>
          </draw:text-box>
        </draw:frame>
        <draw:frame draw:style-name="gr16" draw:text-style-name="P18" draw:layer="layout" svg:width="3.457cm" svg:height="0.962cm" svg:x="12.94cm" svg:y="7.835cm">
          <draw:text-box>
            <text:p text:style-name="P17"><text:span text:style-name="T7">p_ad</text:span><text:span text:style-name="T7">d_st1</text:span></text:p>
          </draw:text-box>
        </draw:frame>
        <draw:frame draw:style-name="gr16" draw:text-style-name="P20" draw:layer="layout" svg:width="2.966cm" svg:height="0.962cm" svg:x="15.457cm" svg:y="12.182cm">
          <draw:text-box>
            <text:p text:style-name="P19"><text:span text:style-name="T8">p_out</text:span><text:span text:style-name="T8">p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5T11:20:58.385357617</meta:creation-date>
    <dc:date>2021-02-25T11:53:55.289420361</dc:date>
    <meta:editing-duration>PT11M25S</meta:editing-duration>
    <meta:editing-cycles>2</meta:editing-cycles>
    <meta:generator>LibreOffice/7.0.3.1$Linux_X86_64 LibreOffice_project/00$Build-1</meta:generator>
    <meta:document-statistic meta:object-count="62"/>
  </office:meta>
</office:document-meta>
</file>